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pletInstanceSizingEvent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InstanceSizingEvent.equalsEvent( ComparableEvent ev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pletInstanceSizingEvent.as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InstanceSizingEvent.CopletInstanceSizingEvent( CopletInstance target , int siz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pletInstanceSizingEvent.CopletInstanceSizingEvent( PortalService service , String event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